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Validator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ValidatorBuild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Validator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ValidatorBuilder.build( Element validationRuleElement ,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